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7.4882in" fo:margin-left="-0.075in" fo:margin-top="0in" fo:margin-bottom="0in" table:align="left"/>
    </style:style>
    <style:style style:name="Table1.A" style:family="table-column">
      <style:table-column-properties style:column-width="1.3542in"/>
    </style:style>
    <style:style style:name="Table1.B" style:family="table-column">
      <style:table-column-properties style:column-width="0.3951in"/>
    </style:style>
    <style:style style:name="Table1.C" style:family="table-column">
      <style:table-column-properties style:column-width="3.5736in"/>
    </style:style>
    <style:style style:name="Table1.D" style:family="table-column">
      <style:table-column-properties style:column-width="2.1653in"/>
    </style:style>
    <style:style style:name="Table1.1" style:family="table-row">
      <style:table-row-properties style:min-row-height="0.1806in" fo:keep-together="auto"/>
    </style:style>
    <style:style style:name="Table1.A1" style:family="table-cell">
      <style:table-cell-properties style:vertical-align="middle" fo:background-color="#4f81bd" fo:padding-left="0.0063in" fo:padding-right="0.0063in" fo:padding-top="0.0063in" fo:padding-bottom="0in" fo:border="0.5pt solid #000001">
        <style:background-image/>
      </style:table-cell-properties>
    </style:style>
    <style:style style:name="Table1.2" style:family="table-row">
      <style:table-row-properties style:min-row-height="0.1667in" fo:keep-together="auto"/>
    </style:style>
    <style:style style:name="Table1.A2" style:family="table-cell">
      <style:table-cell-properties style:vertical-align="middle" fo:background-color="#c6d9f1" fo:padding-left="0.0063in" fo:padding-right="0.0063in" fo:padding-top="0.0063in" fo:padding-bottom="0in" fo:border="0.5pt solid #000001">
        <style:background-image/>
      </style:table-cell-properties>
    </style:style>
    <style:style style:name="Table1.B2" style:family="table-cell">
      <style:table-cell-properties fo:background-color="#ffffff" fo:padding-left="0.0063in" fo:padding-right="0.0063in" fo:padding-top="0.0063in" fo:padding-bottom="0in" fo:border="0.5pt solid #000001">
        <style:background-image/>
      </style:table-cell-properties>
    </style:style>
    <style:style style:name="Table1.3" style:family="table-row">
      <style:table-row-properties style:min-row-height="0.0972in" fo:keep-together="auto"/>
    </style:style>
    <style:style style:name="Table1.B3" style:family="table-cell">
      <style:table-cell-properties fo:background-color="#ffffff" fo:padding-left="0.0063in" fo:padding-right="0.0063in" fo:padding-top="0.0063in" fo:padding-bottom="0in" fo:border="0.5pt solid #000001">
        <style:background-image/>
      </style:table-cell-properties>
    </style:style>
    <style:style style:name="Table1.B5" style:family="table-cell">
      <style:table-cell-properties fo:background-color="#ffffff" fo:padding-left="0.0063in" fo:padding-right="0.0063in" fo:padding-top="0.0063in" fo:padding-bottom="0in" fo:border="0.5pt solid #000001">
        <style:background-image/>
      </style:table-cell-properties>
    </style:style>
    <style:style style:name="Table1.D5" style:family="table-cell">
      <style:table-cell-properties fo:background-color="#ffffff" fo:padding-left="0.0063in" fo:padding-right="0.0063in" fo:padding-top="0.0063in" fo:padding-bottom="0in" fo:border="0.5pt solid #000001">
        <style:background-image/>
      </style:table-cell-properties>
    </style:style>
    <style:style style:name="Table1.B6" style:family="table-cell">
      <style:table-cell-properties fo:background-color="#ffffff" fo:padding-left="0.0063in" fo:padding-right="0.0063in" fo:padding-top="0.0063in" fo:padding-bottom="0in" fo:border="0.5pt solid #000001">
        <style:background-image/>
      </style:table-cell-properties>
    </style:style>
    <style:style style:name="Table1.D6" style:family="table-cell">
      <style:table-cell-properties fo:background-color="#ffffff" fo:padding-left="0.0063in" fo:padding-right="0.0063in" fo:padding-top="0.0063in" fo:padding-bottom="0in" fo:border="0.5pt solid #000001">
        <style:background-image/>
      </style:table-cell-properties>
    </style:style>
    <style:style style:name="Table1.7" style:family="table-row">
      <style:table-row-properties style:min-row-height="0.2083in" fo:keep-together="auto"/>
    </style:style>
    <style:style style:name="Table1.B7" style:family="table-cell">
      <style:table-cell-properties fo:background-color="#ffffff" fo:padding-left="0.0063in" fo:padding-right="0.0063in" fo:padding-top="0.0063in" fo:padding-bottom="0in" fo:border="0.5pt solid #000001">
        <style:background-image/>
      </style:table-cell-properties>
    </style:style>
    <style:style style:name="Table1.B8" style:family="table-cell">
      <style:table-cell-properties fo:background-color="#ffffff" fo:padding-left="0.0063in" fo:padding-right="0.0063in" fo:padding-top="0.0063in" fo:padding-bottom="0in" fo:border="0.5pt solid #000001">
        <style:background-image/>
      </style:table-cell-properties>
    </style:style>
    <style:style style:name="Table1.B9" style:family="table-cell">
      <style:table-cell-properties fo:background-color="#ffffff" fo:padding-left="0.0063in" fo:padding-right="0.0063in" fo:padding-top="0.0063in" fo:padding-bottom="0in" fo:border="0.5pt solid #000001">
        <style:background-image/>
      </style:table-cell-properties>
    </style:style>
    <style:style style:name="Table1.A11" style:family="table-cell">
      <style:table-cell-properties style:vertical-align="middle" fo:background-color="#c6d9f1" fo:padding-left="0.0063in" fo:padding-right="0.0063in" fo:padding-top="0.0063in" fo:padding-bottom="0in" fo:border-left="0.5pt solid #000001" fo:border-right="0.5pt solid #000001" fo:border-top="0.5pt solid #000001" fo:border-bottom="none">
        <style:background-image/>
      </style:table-cell-properties>
    </style:style>
    <style:style style:name="Table1.B11" style:family="table-cell">
      <style:table-cell-properties fo:padding-left="0.0063in" fo:padding-right="0.0063in" fo:padding-top="0.0063in" fo:padding-bottom="0in" fo:border="0.5pt solid #000001"/>
    </style:style>
    <style:style style:name="Table1.C11" style:family="table-cell">
      <style:table-cell-properties fo:padding-left="0.0063in" fo:padding-right="0.0063in" fo:padding-top="0.0063in" fo:padding-bottom="0in" fo:border="0.5pt solid #000001"/>
    </style:style>
    <style:style style:name="Table1.B12" style:family="table-cell">
      <style:table-cell-properties fo:padding-left="0.0063in" fo:padding-right="0.0063in" fo:padding-top="0.0063in" fo:padding-bottom="0in" fo:border="0.5pt solid #000001"/>
    </style:style>
    <style:style style:name="Table1.C12" style:family="table-cell">
      <style:table-cell-properties fo:padding-left="0.0063in" fo:padding-right="0.0063in" fo:padding-top="0.0063in" fo:padding-bottom="0in" fo:border="0.5pt solid #000001"/>
    </style:style>
    <style:style style:name="Table1.B13" style:family="table-cell">
      <style:table-cell-properties fo:padding-left="0.0063in" fo:padding-right="0.0063in" fo:padding-top="0.0063in" fo:padding-bottom="0in" fo:border="0.5pt solid #000001"/>
    </style:style>
    <style:style style:name="Table1.C13" style:family="table-cell">
      <style:table-cell-properties fo:padding-left="0.0063in" fo:padding-right="0.0063in" fo:padding-top="0.0063in" fo:padding-bottom="0in" fo:border="0.5pt solid #000001"/>
    </style:style>
    <style:style style:name="Table1.B14" style:family="table-cell">
      <style:table-cell-properties fo:padding-left="0.0063in" fo:padding-right="0.0063in" fo:padding-top="0.0063in" fo:padding-bottom="0in" fo:border="0.5pt solid #000001"/>
    </style:style>
    <style:style style:name="Table1.C14" style:family="table-cell">
      <style:table-cell-properties fo:padding-left="0.0063in" fo:padding-right="0.0063in" fo:padding-top="0.0063in" fo:padding-bottom="0in" fo:border="0.5pt solid #000001"/>
    </style:style>
    <style:style style:name="Table1.B15" style:family="table-cell">
      <style:table-cell-properties fo:padding-left="0.0063in" fo:padding-right="0.0063in" fo:padding-top="0.0063in" fo:padding-bottom="0in" fo:border="0.5pt solid #000001"/>
    </style:style>
    <style:style style:name="Table1.C15" style:family="table-cell">
      <style:table-cell-properties fo:padding-left="0.0063in" fo:padding-right="0.0063in" fo:padding-top="0.0063in" fo:padding-bottom="0in" fo:border="0.5pt solid #000001"/>
    </style:style>
    <style:style style:name="Table1.B16" style:family="table-cell">
      <style:table-cell-properties fo:padding-left="0.0063in" fo:padding-right="0.0063in" fo:padding-top="0.0063in" fo:padding-bottom="0in" fo:border="0.5pt solid #000001"/>
    </style:style>
    <style:style style:name="Table1.C16" style:family="table-cell">
      <style:table-cell-properties fo:padding-left="0.0063in" fo:padding-right="0.0063in" fo:padding-top="0.0063in" fo:padding-bottom="0in" fo:border="0.5pt solid #000001"/>
    </style:style>
    <style:style style:name="Table1.B17" style:family="table-cell">
      <style:table-cell-properties fo:padding-left="0.0063in" fo:padding-right="0.0063in" fo:padding-top="0.0063in" fo:padding-bottom="0in" fo:border="0.5pt solid #000001"/>
    </style:style>
    <style:style style:name="Table1.C17" style:family="table-cell">
      <style:table-cell-properties fo:padding-left="0.0063in" fo:padding-right="0.0063in" fo:padding-top="0.0063in" fo:padding-bottom="0in" fo:border="0.5pt solid #000001"/>
    </style:style>
    <style:style style:name="Table1.B19" style:family="table-cell">
      <style:table-cell-properties fo:padding-left="0.0063in" fo:padding-right="0.0063in" fo:padding-top="0.0063in" fo:padding-bottom="0in" fo:border="0.5pt solid #000001"/>
    </style:style>
    <style:style style:name="Table1.C19" style:family="table-cell">
      <style:table-cell-properties fo:padding-left="0.0063in" fo:padding-right="0.0063in" fo:padding-top="0.0063in" fo:padding-bottom="0in" fo:border="0.5pt solid #000001"/>
    </style:style>
    <style:style style:name="Table1.B20" style:family="table-cell">
      <style:table-cell-properties fo:padding-left="0.0063in" fo:padding-right="0.0063in" fo:padding-top="0.0063in" fo:padding-bottom="0in" fo:border="0.5pt solid #000001"/>
    </style:style>
    <style:style style:name="Table1.C20" style:family="table-cell">
      <style:table-cell-properties fo:padding-left="0.0063in" fo:padding-right="0.0063in" fo:padding-top="0.0063in" fo:padding-bottom="0in" fo:border="0.5pt solid #000001"/>
    </style:style>
    <style:style style:name="Table1.B21" style:family="table-cell">
      <style:table-cell-properties style:vertical-align="middle" fo:padding-left="0.0063in" fo:padding-right="0.0063in" fo:padding-top="0.0063in" fo:padding-bottom="0in" fo:border="0.5pt solid #000001"/>
    </style:style>
    <style:style style:name="Table1.C21" style:family="table-cell">
      <style:table-cell-properties style:vertical-align="middle" fo:padding-left="0.0063in" fo:padding-right="0.0063in" fo:padding-top="0.0063in" fo:padding-bottom="0in" fo:border="0.5pt solid #000001"/>
    </style:style>
    <style:style style:name="Table1.B22" style:family="table-cell">
      <style:table-cell-properties fo:padding-left="0.0063in" fo:padding-right="0.0063in" fo:padding-top="0.0063in" fo:padding-bottom="0in" fo:border="0.5pt solid #000001"/>
    </style:style>
    <style:style style:name="Table1.C22" style:family="table-cell">
      <style:table-cell-properties fo:padding-left="0.0063in" fo:padding-right="0.0063in" fo:padding-top="0.0063in" fo:padding-bottom="0in" fo:border="0.5pt solid #000001"/>
    </style:style>
    <style:style style:name="Table1.B23" style:family="table-cell">
      <style:table-cell-properties fo:padding-left="0.0063in" fo:padding-right="0.0063in" fo:padding-top="0.0063in" fo:padding-bottom="0in" fo:border="0.5pt solid #000001"/>
    </style:style>
    <style:style style:name="Table1.C23" style:family="table-cell">
      <style:table-cell-properties fo:padding-left="0.0063in" fo:padding-right="0.0063in" fo:padding-top="0.0063in" fo:padding-bottom="0in" fo:border="0.5pt solid #000001"/>
    </style:style>
    <style:style style:name="Table1.B24" style:family="table-cell">
      <style:table-cell-properties fo:padding-left="0.0063in" fo:padding-right="0.0063in" fo:padding-top="0.0063in" fo:padding-bottom="0in" fo:border="0.5pt solid #000001"/>
    </style:style>
    <style:style style:name="Table1.C24" style:family="table-cell">
      <style:table-cell-properties fo:padding-left="0.0063in" fo:padding-right="0.0063in" fo:padding-top="0.0063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.139in" loext:contextual-spacing="false"/>
    </style:style>
    <style:style style:name="P3" style:family="paragraph" style:parent-style-name="Heading_20_3" style:master-page-name="Standard">
      <style:paragraph-properties fo:margin-top="0.2083in" fo:margin-bottom="0.1665in" loext:contextual-spacing="false" style:page-number="1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fo:color="#d99594"/>
    </style:style>
    <style:style style:name="T4" style:family="text">
      <style:text-properties fo:font-weight="bold" style:font-weight-asian="bold"/>
    </style:style>
    <style:style style:name="T5" style:family="text">
      <style:text-properties style:font-name="Calibri" style:font-name-asian="Calibri1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ckpanvpoiohl"/><text:span text:style-name="T1">CAS D’UTILISATION « </text:span><text:span text:style-name="T2">Déplacer une unité</text:span><text:span text:style-name="T3"> </text:span><text:span text:style-name="T1">»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"><text:span text:style-name="T4">Résumé</text:span></text:p>
          </table:table-cell>
          <table:table-cell table:style-name="Table1.B2" table:number-columns-spanned="3" office:value-type="string">
            <text:p text:style-name="P1">Deplacer une unitée</text:p>
          </table:table-cell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1"><text:span text:style-name="T4">Acteur principal</text:span></text:p>
          </table:table-cell>
          <table:table-cell table:style-name="Table1.B3" table:number-columns-spanned="3" office:value-type="string">
            <text:p text:style-name="P1">Joueur possédant l’unitée</text:p>
          </table:table-cell>
          <table:covered-table-cell/>
          <table:covered-table-cell/>
        </table:table-row>
        <table:table-row table:style-name="Table1.1">
          <table:table-cell table:style-name="Table1.A2" table:number-rows-spanned="3" office:value-type="string">
            <text:p text:style-name="P1"><text:span text:style-name="T4">Intervenants </text:span></text:p>
            <text:p text:style-name="P1"><text:span text:style-name="T4">&amp; </text:span></text:p>
            <text:p text:style-name="P1"><text:span text:style-name="T4">Rôles</text:span></text:p>
          </table:table-cell>
          <table:table-cell table:style-name="Table1.A2" table:number-columns-spanned="2" office:value-type="string">
            <text:p text:style-name="P1"><text:span text:style-name="T4">Intervenant</text:span></text:p>
          </table:table-cell>
          <table:covered-table-cell/>
          <table:table-cell table:style-name="Table1.A2" office:value-type="string">
            <text:p text:style-name="P1"><text:span text:style-name="T4">Rôle</text:span></text:p>
          </table:table-cell>
        </table:table-row>
        <table:table-row table:style-name="Table1.1">
          <table:covered-table-cell/>
          <table:table-cell table:style-name="Table1.B5" table:number-columns-spanned="2" office:value-type="string">
            <text:p text:style-name="P1"/>
          </table:table-cell>
          <table:covered-table-cell/>
          <table:table-cell table:style-name="Table1.D5" office:value-type="string">
            <text:p text:style-name="P1"/>
          </table:table-cell>
        </table:table-row>
        <table:table-row table:style-name="Table1.1">
          <table:covered-table-cell/>
          <table:table-cell table:style-name="Table1.B6" table:number-columns-spanned="2" office:value-type="string">
            <text:p text:style-name="P1"/>
          </table:table-cell>
          <table:covered-table-cell/>
          <table:table-cell table:style-name="Table1.D6" office:value-type="string">
            <text:p text:style-name="P1"/>
          </table:table-cell>
        </table:table-row>
        <table:table-row table:style-name="Table1.7">
          <table:table-cell table:style-name="Table1.A2" office:value-type="string">
            <text:p text:style-name="P1"><text:span text:style-name="T4">Préconditions</text:span></text:p>
          </table:table-cell>
          <table:table-cell table:style-name="Table1.B7" table:number-columns-spanned="3" office:value-type="string">
            <text:p text:style-name="P1">Le tour de jeu est celui de l’unité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"><text:bookmark text:name="_30j0zll"/><text:span text:style-name="T4">Postconditions </text:span></text:p>
          </table:table-cell>
          <table:table-cell table:style-name="Table1.B8" table:number-columns-spanned="3" office:value-type="string">
            <text:p text:style-name="P1">L’Unité à été déplacé si possible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"><text:span text:style-name="T4">Déclencheur</text:span></text:p>
          </table:table-cell>
          <table:table-cell table:style-name="Table1.B9" table:number-columns-spanned="3" office:value-type="string">
            <text:p text:style-name="P1">Tour de l’unité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"><text:span text:style-name="T4">Scénario nominal</text:span></text:p>
          </table:table-cell>
          <table:table-cell table:style-name="Table1.A2" office:value-type="string">
            <text:p text:style-name="P1"><text:span text:style-name="T4">Étape</text:span></text:p>
          </table:table-cell>
          <table:table-cell table:style-name="Table1.A2" table:number-columns-spanned="2" office:value-type="string">
            <text:p text:style-name="P1"><text:span text:style-name="T4">Action</text:span></text:p>
          </table:table-cell>
          <table:covered-table-cell/>
        </table:table-row>
        <table:table-row table:style-name="Table1.1">
          <table:table-cell table:style-name="Table1.A11" table:number-rows-spanned="7" office:value-type="string">
            <text:p text:style-name="P1"><text:span text:style-name="T4"> </text:span></text:p>
            <text:p text:style-name="P1"><text:span text:style-name="T4"> </text:span></text:p>
          </table:table-cell>
          <table:table-cell table:style-name="Table1.B11" office:value-type="string">
            <text:p text:style-name="P1">1</text:p>
          </table:table-cell>
          <table:table-cell table:style-name="Table1.C11" table:number-columns-spanned="2" office:value-type="string">
            <text:p text:style-name="P1">Le joueur sélectionne l’unité </text:p>
          </table:table-cell>
          <table:covered-table-cell/>
        </table:table-row>
        <table:table-row table:style-name="Table1.1">
          <table:covered-table-cell/>
          <table:table-cell table:style-name="Table1.B12" office:value-type="string">
            <text:p text:style-name="P1">2</text:p>
          </table:table-cell>
          <table:table-cell table:style-name="Table1.C12" table:number-columns-spanned="2" office:value-type="string">
            <text:p text:style-name="P1">Le système lui affiche le “menu d’action”</text:p>
          </table:table-cell>
          <table:covered-table-cell/>
        </table:table-row>
        <table:table-row table:style-name="Table1.1">
          <table:covered-table-cell/>
          <table:table-cell table:style-name="Table1.B13" office:value-type="string">
            <text:p text:style-name="P1">3</text:p>
          </table:table-cell>
          <table:table-cell table:style-name="Table1.C13" table:number-columns-spanned="2" office:value-type="string">
            <text:p text:style-name="P1">Le joueur sélectionne “déplacer”.</text:p>
          </table:table-cell>
          <table:covered-table-cell/>
        </table:table-row>
        <table:table-row table:style-name="Table1.1">
          <table:covered-table-cell/>
          <table:table-cell table:style-name="Table1.B14" office:value-type="string">
            <text:p text:style-name="P1">4</text:p>
          </table:table-cell>
          <table:table-cell table:style-name="Table1.C14" table:number-columns-spanned="2" office:value-type="string">
            <text:p text:style-name="P1">Le système ferme le “menu d’action” et colore les case où peut se déplacer l’unité</text:p>
          </table:table-cell>
          <table:covered-table-cell/>
        </table:table-row>
        <table:table-row table:style-name="Table1.1">
          <table:covered-table-cell/>
          <table:table-cell table:style-name="Table1.B15" office:value-type="string">
            <text:p text:style-name="P1">5</text:p>
          </table:table-cell>
          <table:table-cell table:style-name="Table1.C15" table:number-columns-spanned="2" office:value-type="string">
            <text:p text:style-name="P1"><text:bookmark text:name="_1fob9te"/>Le joueur sélectionne la cas où il souhaite déplacer l’unité</text:p>
          </table:table-cell>
          <table:covered-table-cell/>
        </table:table-row>
        <table:table-row table:style-name="Table1.1">
          <table:covered-table-cell/>
          <table:table-cell table:style-name="Table1.B16" office:value-type="string">
            <text:p text:style-name="P1">6</text:p>
          </table:table-cell>
          <table:table-cell table:style-name="Table1.C16" table:number-columns-spanned="2" office:value-type="string">
            <text:p text:style-name="P1"><text:bookmark text:name="_1fob9te1"/>Le système y déplace l’unité et décolore les cases</text:p>
          </table:table-cell>
          <table:covered-table-cell/>
        </table:table-row>
        <table:table-row table:style-name="Table1.1">
          <table:covered-table-cell/>
          <table:table-cell table:style-name="Table1.B17" office:value-type="string">
            <text:p text:style-name="P1"/>
          </table:table-cell>
          <table:table-cell table:style-name="Table1.C17" table:number-columns-spanned="2" office:value-type="string">
            <text:p text:style-name="P1"/>
          </table:table-cell>
          <table:covered-table-cell/>
        </table:table-row>
        <table:table-row table:style-name="Table1.1">
          <table:table-cell table:style-name="Table1.A2" office:value-type="string">
            <text:p text:style-name="P1"><text:span text:style-name="T4">Scénario alternatif A</text:span></text:p>
          </table:table-cell>
          <table:table-cell table:style-name="Table1.A2" office:value-type="string">
            <text:p text:style-name="P1"><text:span text:style-name="T4">Étape</text:span></text:p>
          </table:table-cell>
          <table:table-cell table:style-name="Table1.A2" table:number-columns-spanned="2" office:value-type="string">
            <text:p text:style-name="P1"><text:span text:style-name="T4">Actions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19" office:value-type="string">
            <text:p text:style-name="P1"><text:span text:style-name="T5">5A</text:span></text:p>
          </table:table-cell>
          <table:table-cell table:style-name="Table1.C19" table:number-columns-spanned="2" office:value-type="string">
            <text:p text:style-name="P1">Le joueur sélectionne une case en dehors des case coloré par le système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0" office:value-type="string">
            <text:p text:style-name="P1">5B</text:p>
          </table:table-cell>
          <table:table-cell table:style-name="Table1.C20" table:number-columns-spanned="2" office:value-type="string">
            <text:p text:style-name="P1">Le système décolore les cases et ne déplace pas l’unité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><text:span text:style-name="T4">Scénarios d’exception</text:span></text:p>
          </table:table-cell>
          <table:table-cell table:style-name="Table1.B21" office:value-type="string">
            <text:p text:style-name="P1"><text:span text:style-name="T4">Étape</text:span></text:p>
          </table:table-cell>
          <table:table-cell table:style-name="Table1.C21" table:number-columns-spanned="2" office:value-type="string">
            <text:p text:style-name="P1"><text:span text:style-name="T4">Actions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2" office:value-type="string">
            <text:p text:style-name="P1"><text:span text:style-name="T5">4.1</text:span></text:p>
          </table:table-cell>
          <table:table-cell table:style-name="Table1.C22" table:number-columns-spanned="2" office:value-type="string">
            <text:p text:style-name="P1">L’unité ne peut se déplacer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3" office:value-type="string">
            <text:p text:style-name="P1"><text:span text:style-name="T5">4.2</text:span></text:p>
          </table:table-cell>
          <table:table-cell table:style-name="Table1.C23" table:number-columns-spanned="2" office:value-type="string">
            <text:p text:style-name="P1">Le système affiche un message d’erreur “L’unité ne peut se deplacer”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4" office:value-type="string">
            <text:p text:style-name="P1"><text:span text:style-name="T5">4.3</text:span></text:p>
          </table:table-cell>
          <table:table-cell table:style-name="Table1.C24" table:number-columns-spanned="2" office:value-type="string">
            <text:p text:style-name="P1">Le système retourne à l’étape 2</text:p>
          </table:table-cell>
          <table:covered-table-cell/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fr" fo:country="CA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fr" fo:country="CA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="solid" draw:fill-color="#dbe5f1"/>
      <style:paragraph-properties fo:margin-top="0.2083in" fo:margin-bottom="0.1665in" loext:contextual-spacing="false" fo:line-height="100%" fo:background-color="#dbe5f1"/>
      <style:text-properties fo:font-variant="small-caps" fo:color="#243f61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49" meta:word-count="159" meta:character-count="926" meta:non-whitespace-character-count="808"/>
    <meta:generator>LibreOfficeDev/5.1.0.3$Linux_X86_64 LibreOffice_project/</meta:generator>
  </office:meta>
</office:document-meta>
</file>